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4.6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1011101021003" calcext:value-type="float">
            <text:p>101110102100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1031009" calcext:value-type="float">
            <text:p>1101110103100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1051012" calcext:value-type="float">
            <text:p>1101110105101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1051015" calcext:value-type="float">
            <text:p>1101110105101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1051024" calcext:value-type="float">
            <text:p>11011101051024</text:p>
          </table:table-cell>
          <table:table-cell office:value-type="string" calcext:value-type="string">
            <text:p>Excluded</text:p>
          </table:table-cell>
          <table:table-cell/>
        </table:table-row>
        <table:table-row table:style-name="ro1">
          <table:table-cell office:value-type="float" office:value="11011101051032" calcext:value-type="float">
            <text:p>110111010510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1061002" calcext:value-type="float">
            <text:p>11011101061002</text:p>
          </table:table-cell>
          <table:table-cell office:value-type="string" calcext:value-type="string">
            <text:p>Excluded</text:p>
          </table:table-cell>
          <table:table-cell/>
        </table:table-row>
        <table:table-row table:style-name="ro1">
          <table:table-cell office:value-type="float" office:value="11011101061005" calcext:value-type="float">
            <text:p>1101110106100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1071022" calcext:value-type="float">
            <text:p>110111010710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1071026" calcext:value-type="float">
            <text:p>110111010710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1091015" calcext:value-type="float">
            <text:p>1101110109101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1141001" calcext:value-type="float">
            <text:p>1101110114100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1171005" calcext:value-type="float">
            <text:p>1101110117100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1191007" calcext:value-type="float">
            <text:p>1101110119100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1211001" calcext:value-type="float">
            <text:p>1101110121100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1211002" calcext:value-type="float">
            <text:p>1101110121100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1211010" calcext:value-type="float">
            <text:p>110111012110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1211024" calcext:value-type="float">
            <text:p>1101110121102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1221024" calcext:value-type="float">
            <text:p>1101110122102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1221025" calcext:value-type="float">
            <text:p>1101110122102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1231005" calcext:value-type="float">
            <text:p>1101110123100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1241005" calcext:value-type="float">
            <text:p>1101110124100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1251004" calcext:value-type="float">
            <text:p>1101110125100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1251009" calcext:value-type="float">
            <text:p>1101110125100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1251010" calcext:value-type="float">
            <text:p>110111012510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1331005" calcext:value-type="float">
            <text:p>1101110133100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1391006" calcext:value-type="float">
            <text:p>11011101391006</text:p>
          </table:table-cell>
          <table:table-cell office:value-type="string" calcext:value-type="string">
            <text:p>Excluded</text:p>
          </table:table-cell>
          <table:table-cell/>
        </table:table-row>
        <table:table-row table:style-name="ro1">
          <table:table-cell office:value-type="float" office:value="11011101391007" calcext:value-type="float">
            <text:p>1101110139100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1391008" calcext:value-type="float">
            <text:p>1101110139100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1391013" calcext:value-type="float">
            <text:p>1101110139101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1431001" calcext:value-type="float">
            <text:p>1101110143100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1481005" calcext:value-type="float">
            <text:p>1101110148100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2321010" calcext:value-type="float">
            <text:p>110111023210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3211004" calcext:value-type="float">
            <text:p>1101110321100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3311003" calcext:value-type="float">
            <text:p>1101110331100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5341001" calcext:value-type="float">
            <text:p>1101110534100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6051002" calcext:value-type="float">
            <text:p>11011106051002</text:p>
          </table:table-cell>
          <table:table-cell office:value-type="string" calcext:value-type="string">
            <text:p>Excluded</text:p>
          </table:table-cell>
          <table:table-cell/>
        </table:table-row>
        <table:table-row table:style-name="ro1">
          <table:table-cell office:value-type="float" office:value="11011106341002" calcext:value-type="float">
            <text:p>1101110634100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6441001" calcext:value-type="float">
            <text:p>1101110644100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9131001" calcext:value-type="float">
            <text:p>1101110913100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51011101291003" calcext:value-type="float">
            <text:p>5101110129100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51011101731004" calcext:value-type="float">
            <text:p>5101110173100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51011101731007" calcext:value-type="float">
            <text:p>5101110173100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51011101831008" calcext:value-type="float">
            <text:p>5101110183100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51011101851003" calcext:value-type="float">
            <text:p>51011101851003</text:p>
          </table:table-cell>
          <table:table-cell office:value-type="string" calcext:value-type="string">
            <text:p>Excluded</text:p>
          </table:table-cell>
          <table:table-cell/>
        </table:table-row>
        <table:table-row table:style-name="ro1">
          <table:table-cell office:value-type="float" office:value="51011101871006" calcext:value-type="float">
            <text:p>5101110187100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51011101871010" calcext:value-type="float">
            <text:p>510111018710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51011101881022" calcext:value-type="float">
            <text:p>510111018810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51011101901001" calcext:value-type="float">
            <text:p>5101110190100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51011102171003" calcext:value-type="float">
            <text:p>51011102171003</text:p>
          </table:table-cell>
          <table:table-cell office:value-type="string" calcext:value-type="string">
            <text:p>Excluded</text:p>
          </table:table-cell>
          <table:table-cell/>
        </table:table-row>
        <table:table-row table:style-name="ro1">
          <table:table-cell office:value-type="float" office:value="51011102341014" calcext:value-type="float">
            <text:p>5101110234101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51011104081001" calcext:value-type="float">
            <text:p>5101110408100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1011101051028" calcext:value-type="float">
            <text:p>1101110105102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1031001" calcext:value-type="float">
            <text:p>1101110103100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1051027" calcext:value-type="float">
            <text:p>110111010510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011102211001" calcext:value-type="float">
            <text:p>11011102211001</text:p>
          </table:table-cell>
          <table:table-cell office:value-type="string" calcext:value-type="string">
            <text:p>O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Carlier</meta:initial-creator>
    <meta:creation-date>2024-12-18T12:46:33.081805701</meta:creation-date>
    <dc:date>2024-12-19T15:47:59.199196330</dc:date>
    <dc:creator>Thomas Carlier</dc:creator>
    <meta:editing-duration>PT4H37M4S</meta:editing-duration>
    <meta:editing-cycles>20</meta:editing-cycles>
    <meta:generator>LibreOffice/7.3.7.2$Linux_X86_64 LibreOffice_project/30$Build-2</meta:generator>
    <meta:document-statistic meta:table-count="1" meta:cell-count="114" meta:object-count="0"/>
  </office:meta>
</office:document-meta>
</file>